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Roman Demi" svg:font-family="'Latin Modern Roman Dem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in Modern Roman Demi" fo:font-size="16pt" officeooo:rsid="0005cc32" officeooo:paragraph-rsid="0005cc32" style:font-size-asian="16pt" style:font-size-complex="16pt"/>
    </style:style>
    <style:style style:name="P2" style:family="paragraph" style:parent-style-name="Standard">
      <style:text-properties style:font-name="Latin Modern Roman Demi" fo:font-size="16pt" officeooo:rsid="0005cc32" officeooo:paragraph-rsid="0005cc32" style:font-size-asian="16pt" style:font-size-complex="16pt"/>
    </style:style>
    <style:style style:name="T1" style:family="text">
      <style:text-properties officeooo:rsid="0007b578"/>
    </style:style>
    <style:style style:name="T2" style:family="text">
      <style:text-properties officeooo:rsid="000922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Memory jest to gra dla dwóch osób. Gdzie gracze na przemian odkrywają karty, jeśli jakiś gracz odkryje parę takich samych kart może powtórzyć ruch, w p. p. drugi gracz dostaje ruch. Gra kończy się kiedy wszys<text:span text:style-name="T2">tkie</text:span> karty zostaną odkryte. <text:span text:style-name="T2">W</text:span>ygrywa gracz, który odkrył najwięcej kart.</text:p>
      <text:p text:style-name="P1">Plansza – do góry znajduje się informacja czyj <text:span text:style-name="T2">jest </text:span>ruch, ile punktów zdobył gracz A, ile punktów zdobyl gracz B. Po prawej stronie jest małe menu, w którym po skonćzeniu rozgrywki wygrany może rozpocząć nową grę, przycisk poddaj się za pomocą, którego oddaje się walkower graczu przeciwnemu tracąc wszystkie punkty oraz przycisk wczytaj grę, którego można użyć tylko na początku rozgrywki wczytując ostatnią <text:span text:style-name="T1">zamkniętą</text:span> gr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Roman Demi" svg:font-family="'Latin Modern Roman Dem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5:45:18.951850001</meta:creation-date>
    <dc:date>2019-01-28T06:56:16.586445088</dc:date>
    <meta:editing-duration>PT10M35S</meta:editing-duration>
    <meta:editing-cycles>5</meta:editing-cycles>
    <meta:generator>LibreOffice/5.1.6.2$Linux_X86_64 LibreOffice_project/10m0$Build-2</meta:generator>
    <meta:document-statistic meta:table-count="0" meta:image-count="0" meta:object-count="0" meta:page-count="1" meta:paragraph-count="2" meta:word-count="109" meta:character-count="702" meta:non-whitespace-character-count="594"/>
  </office:meta>
</office:document-meta>
</file>